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chritt 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table:formula="of:=PI()*1" office:value-type="float" office:value="3.14159265358979" calcext:value-type="float">
            <text:p/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r</text:p>
          </table:table-cell>
          <table:table-cell table:formula="of:=[.E4]*SIN(PI()/[.D10])/(1-SIN(PI()/[.D10]))" office:value-type="float" office:value="1" calcext:value-type="float">
            <text:p/>
          </table:table-cell>
          <table:table-cell office:value-type="string" calcext:value-type="string">
            <text:p>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0</text:p>
          </table:table-cell>
          <table:table-cell table:formula="of:=[.B3]/(SIN(PI()/[.B2]))" office:value-type="float" office:value="12.1381819191296" calcext:value-type="float">
            <text:p/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</text:p>
          </table:table-cell>
          <table:table-cell table:formula="of:=1" office:value-type="float" office:value="1" calcext:value-type="float">
            <text:p/>
          </table:table-cell>
          <table:table-cell office:value-type="string" calcext:value-type="string">
            <text:p>cm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chritt 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_1</text:p>
          </table:table-cell>
          <table:table-cell table:formula="of:=[.B4]+[.B3]*2" office:value-type="float" office:value="18.4213672263091" calcext:value-type="float">
            <text:p/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</text:p>
          </table:table-cell>
          <table:table-cell table:formula="of:=PI()/(ASIN([.B3]/[.B7]))" office:value-type="float" office:value="18.3313252887846" calcext:value-type="float">
            <text:p/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_real</text:p>
          </table:table-cell>
          <table:table-cell office:value-type="string" calcext:value-type="string">
            <text:p>Korr_a</text:p>
          </table:table-cell>
          <table:table-cell office:value-type="string" calcext:value-type="string">
            <text:p>Diff_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3]/(SIN(PI()/[.B10]))" office:value-type="float" office:value="12.1381819191296" calcext:value-type="float">
            <text:p/>
          </table:table-cell>
          <table:table-cell office:value-type="float" office:value="6" calcext:value-type="float">
            <text:p>6</text:p>
          </table:table-cell>
          <table:table-cell table:formula="of:=[.E4]" office:value-type="float" office:value="1" calcext:value-type="float">
            <text:p/>
          </table:table-cell>
          <table:table-cell table:formula="of:=360/[.G10]" office:value-type="float" office:value="60" calcext:value-type="float"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PI()/(ASIN([.$B$3]/[.C11]))" office:value-type="float" office:value="18.3313252887846" calcext:value-type="float">
            <text:p/>
          </table:table-cell>
          <table:table-cell table:formula="of:=[.C10]+[.$B$3]*2" office:value-type="float" office:value="18.4213672263091" calcext:value-type="float">
            <text:p/>
          </table:table-cell>
          <table:table-cell table:formula="of:=PI()/(ASIN([.$E$3]/([.E11]+[.$E$3])))" office:value-type="float" office:value="12.4330753577216" calcext:value-type="float">
            <text:p/>
          </table:table-cell>
          <table:table-cell table:formula="of:=[.E10]+[.$E$3]*2" office:value-type="float" office:value="3" calcext:value-type="float">
            <text:p/>
          </table:table-cell>
          <table:table-cell table:formula="of:=360/[.G11]" office:value-type="float" office:value="30" calcext:value-type="float">
            <text:p/>
          </table:table-cell>
          <table:table-cell office:value-type="float" office:value="12" calcext:value-type="float">
            <text:p>12</text:p>
          </table:table-cell>
          <table:table-cell table:formula="of:=[.$E$3]*(1-SIN(PI()/[.G11]))/SIN(PI()/[.G11])" office:value-type="float" office:value="2.86370330515627" calcext:value-type="float">
            <text:p/>
          </table:table-cell>
          <table:table-cell table:formula="of:=[.E11]-[.H11]" office:value-type="float" office:value="0.136296694843727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I()/(ASIN([.$B$3]/[.C12]))" office:value-type="float" office:value="24.6376606419517" calcext:value-type="float">
            <text:p/>
          </table:table-cell>
          <table:table-cell table:formula="of:=[.C11]+[.$B$3]*2" office:value-type="float" office:value="24.7045525334887" calcext:value-type="float">
            <text:p/>
          </table:table-cell>
          <table:table-cell table:formula="of:=PI()/(ASIN([.$E$3]/([.E12]+[.$E$3])))" office:value-type="float" office:value="18.7615926574355" calcext:value-type="float">
            <text:p/>
          </table:table-cell>
          <table:table-cell table:formula="of:=[.E11]+[.$E$3]*2" office:value-type="float" office:value="5" calcext:value-type="float">
            <text:p/>
          </table:table-cell>
          <table:table-cell table:formula="of:=360/[.G12]" office:value-type="float" office:value="20" calcext:value-type="float">
            <text:p/>
          </table:table-cell>
          <table:table-cell office:value-type="float" office:value="18" calcext:value-type="float">
            <text:p>18</text:p>
          </table:table-cell>
          <table:table-cell table:formula="of:=[.$E$3]*(1-SIN(PI()/[.G12]))/SIN(PI()/[.G12])" office:value-type="float" office:value="4.75877048314363" calcext:value-type="float">
            <text:p/>
          </table:table-cell>
          <table:table-cell table:formula="of:=[.E12]-[.H12]" office:value-type="float" office:value="0.241229516856366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I()/(ASIN([.$B$3]/[.C13]))" office:value-type="float" office:value="30.9344990438597" calcext:value-type="float">
            <text:p/>
          </table:table-cell>
          <table:table-cell table:formula="of:=[.C12]+[.$B$3]*2" office:value-type="float" office:value="30.9877378406683" calcext:value-type="float">
            <text:p/>
          </table:table-cell>
          <table:table-cell table:formula="of:=PI()/(ASIN([.$E$3]/([.E13]+[.$E$3])))" office:value-type="float" office:value="25.0669992794888" calcext:value-type="float">
            <text:p/>
          </table:table-cell>
          <table:table-cell table:formula="of:=[.E12]+[.$E$3]*2" office:value-type="float" office:value="7" calcext:value-type="float">
            <text:p/>
          </table:table-cell>
          <table:table-cell table:formula="of:=360/[.G13]" office:value-type="float" office:value="15" calcext:value-type="float">
            <text:p/>
          </table:table-cell>
          <table:table-cell office:value-type="float" office:value="24" calcext:value-type="float">
            <text:p>24</text:p>
          </table:table-cell>
          <table:table-cell table:formula="of:=[.$E$3]*(1-SIN(PI()/[.G13]))/SIN(PI()/[.G13])" office:value-type="float" office:value="6.66129757554039" calcext:value-type="float">
            <text:p/>
          </table:table-cell>
          <table:table-cell table:formula="of:=[.E13]-[.H13]" office:value-type="float" office:value="0.338702424459611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I()/(ASIN([.$B$3]/[.C14]))" office:value-type="float" office:value="37.2266994627541" calcext:value-type="float">
            <text:p/>
          </table:table-cell>
          <table:table-cell table:formula="of:=[.C13]+[.$B$3]*2" office:value-type="float" office:value="37.2709231478479" calcext:value-type="float">
            <text:p/>
          </table:table-cell>
          <table:table-cell table:formula="of:=PI()/(ASIN([.$E$3]/([.E14]+[.$E$3])))" office:value-type="float" office:value="31.363417537951" calcext:value-type="float">
            <text:p/>
          </table:table-cell>
          <table:table-cell table:formula="of:=[.E13]+[.$E$3]*2" office:value-type="float" office:value="9" calcext:value-type="float">
            <text:p/>
          </table:table-cell>
          <table:table-cell table:formula="of:=360/[.G14]" office:value-type="float" office:value="12" calcext:value-type="float">
            <text:p/>
          </table:table-cell>
          <table:table-cell office:value-type="float" office:value="30" calcext:value-type="float">
            <text:p>30</text:p>
          </table:table-cell>
          <table:table-cell table:formula="of:=[.$E$3]*(1-SIN(PI()/[.G14]))/SIN(PI()/[.G14])" office:value-type="float" office:value="8.56677223350563" calcext:value-type="float">
            <text:p/>
          </table:table-cell>
          <table:table-cell table:formula="of:=[.E14]-[.H14]" office:value-type="float" office:value="0.433227766494372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I()/(ASIN([.$B$3]/[.C15]))" office:value-type="float" office:value="43.5162850326911" calcext:value-type="float">
            <text:p/>
          </table:table-cell>
          <table:table-cell table:formula="of:=[.C14]+[.$B$3]*2" office:value-type="float" office:value="43.5541084550275" calcext:value-type="float">
            <text:p/>
          </table:table-cell>
          <table:table-cell table:formula="of:=PI()/(ASIN([.$E$3]/([.E15]+[.$E$3])))" office:value-type="float" office:value="37.6553924515533" calcext:value-type="float">
            <text:p/>
          </table:table-cell>
          <table:table-cell table:formula="of:=[.E14]+[.$E$3]*2" office:value-type="float" office:value="11" calcext:value-type="float">
            <text:p/>
          </table:table-cell>
          <table:table-cell table:formula="of:=360/[.G15]" office:value-type="float" office:value="10" calcext:value-type="float">
            <text:p/>
          </table:table-cell>
          <table:table-cell office:value-type="float" office:value="36" calcext:value-type="float">
            <text:p>36</text:p>
          </table:table-cell>
          <table:table-cell table:formula="of:=[.$E$3]*(1-SIN(PI()/[.G15]))/SIN(PI()/[.G15])" office:value-type="float" office:value="10.4737132456699" calcext:value-type="float">
            <text:p/>
          </table:table-cell>
          <table:table-cell table:formula="of:=[.E15]-[.H15]" office:value-type="float" office:value="0.526286754330144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I()/(ASIN([.$B$3]/[.C16]))" office:value-type="float" office:value="49.804250438267" calcext:value-type="float">
            <text:p/>
          </table:table-cell>
          <table:table-cell table:formula="of:=[.C15]+[.$B$3]*2" office:value-type="float" office:value="49.8372937622071" calcext:value-type="float">
            <text:p/>
          </table:table-cell>
          <table:table-cell table:formula="of:=PI()/(ASIN([.$E$3]/([.E16]+[.$E$3])))" office:value-type="float" office:value="43.9448430309728" calcext:value-type="float">
            <text:p/>
          </table:table-cell>
          <table:table-cell table:formula="of:=[.E15]+[.$E$3]*2" office:value-type="float" office:value="13" calcext:value-type="float">
            <text:p/>
          </table:table-cell>
          <table:table-cell table:formula="of:=360/[.G16]" office:value-type="float" office:value="8.57142857142857" calcext:value-type="float">
            <text:p/>
          </table:table-cell>
          <table:table-cell office:value-type="float" office:value="42" calcext:value-type="float">
            <text:p>42</text:p>
          </table:table-cell>
          <table:table-cell table:formula="of:=[.$E$3]*(1-SIN(PI()/[.G16]))/SIN(PI()/[.G16])" office:value-type="float" office:value="12.3814899996548" calcext:value-type="float">
            <text:p/>
          </table:table-cell>
          <table:table-cell table:formula="of:=[.E16]-[.H16]" office:value-type="float" office:value="0.618510000345248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I()/(ASIN([.$B$3]/[.C17]))" office:value-type="float" office:value="56.0911422398241" calcext:value-type="float">
            <text:p/>
          </table:table-cell>
          <table:table-cell table:formula="of:=[.C16]+[.$B$3]*2" office:value-type="float" office:value="56.1204790693867" calcext:value-type="float">
            <text:p/>
          </table:table-cell>
          <table:table-cell table:formula="of:=PI()/(ASIN([.$E$3]/([.E17]+[.$E$3])))" office:value-type="float" office:value="50.2327212420691" calcext:value-type="float">
            <text:p/>
          </table:table-cell>
          <table:table-cell table:formula="of:=[.E16]+[.$E$3]*2" office:value-type="float" office:value="15" calcext:value-type="float">
            <text:p/>
          </table:table-cell>
          <table:table-cell table:formula="of:=360/[.G17]" office:value-type="float" office:value="7.5" calcext:value-type="float">
            <text:p/>
          </table:table-cell>
          <table:table-cell office:value-type="float" office:value="48" calcext:value-type="float">
            <text:p>48</text:p>
          </table:table-cell>
          <table:table-cell table:formula="of:=[.$E$3]*(1-SIN(PI()/[.G17]))/SIN(PI()/[.G17])" office:value-type="float" office:value="14.2897882986785" calcext:value-type="float">
            <text:p/>
          </table:table-cell>
          <table:table-cell table:formula="of:=[.E17]-[.H17]" office:value-type="float" office:value="0.710211701321489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I()/(ASIN([.$B$3]/[.C18]))" office:value-type="float" office:value="62.3772858484661" calcext:value-type="float">
            <text:p/>
          </table:table-cell>
          <table:table-cell table:formula="of:=[.C17]+[.$B$3]*2" office:value-type="float" office:value="62.4036643765662" calcext:value-type="float">
            <text:p/>
          </table:table-cell>
          <table:table-cell table:formula="of:=PI()/(ASIN([.$E$3]/([.E18]+[.$E$3])))" office:value-type="float" office:value="56.5195534655605" calcext:value-type="float">
            <text:p/>
          </table:table-cell>
          <table:table-cell table:formula="of:=[.E17]+[.$E$3]*2" office:value-type="float" office:value="17" calcext:value-type="float">
            <text:p/>
          </table:table-cell>
          <table:table-cell table:formula="of:=360/[.G18]" office:value-type="float" office:value="6.66666666666667" calcext:value-type="float">
            <text:p/>
          </table:table-cell>
          <table:table-cell office:value-type="float" office:value="54" calcext:value-type="float">
            <text:p>54</text:p>
          </table:table-cell>
          <table:table-cell table:formula="of:=[.$E$3]*(1-SIN(PI()/[.G18]))/SIN(PI()/[.G18])" office:value-type="float" office:value="16.1984339577243" calcext:value-type="float">
            <text:p/>
          </table:table-cell>
          <table:table-cell table:formula="of:=[.E18]-[.H18]" office:value-type="float" office:value="0.801566042275653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I()/(ASIN([.$B$3]/[.C19]))" office:value-type="float" office:value="68.662887162376" calcext:value-type="float">
            <text:p/>
          </table:table-cell>
          <table:table-cell table:formula="of:=[.C18]+[.$B$3]*2" office:value-type="float" office:value="68.6868496837458" calcext:value-type="float">
            <text:p/>
          </table:table-cell>
          <table:table-cell table:formula="of:=PI()/(ASIN([.$E$3]/([.E19]+[.$E$3])))" office:value-type="float" office:value="62.8056545650254" calcext:value-type="float">
            <text:p/>
          </table:table-cell>
          <table:table-cell table:formula="of:=[.E18]+[.$E$3]*2" office:value-type="float" office:value="19" calcext:value-type="float">
            <text:p/>
          </table:table-cell>
          <table:table-cell table:formula="of:=360/[.G19]" office:value-type="float" office:value="6" calcext:value-type="float">
            <text:p/>
          </table:table-cell>
          <table:table-cell office:value-type="float" office:value="60" calcext:value-type="float">
            <text:p>60</text:p>
          </table:table-cell>
          <table:table-cell table:formula="of:=[.$E$3]*(1-SIN(PI()/[.G19]))/SIN(PI()/[.G19])" office:value-type="float" office:value="18.1073226092974" calcext:value-type="float">
            <text:p/>
          </table:table-cell>
          <table:table-cell table:formula="of:=[.E19]-[.H19]" office:value-type="float" office:value="0.892677390702602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I()/(ASIN([.$B$3]/[.C20]))" office:value-type="float" office:value="74.9480828441014" calcext:value-type="float">
            <text:p/>
          </table:table-cell>
          <table:table-cell table:formula="of:=[.C19]+[.$B$3]*2" office:value-type="float" office:value="74.9700349909254" calcext:value-type="float">
            <text:p/>
          </table:table-cell>
          <table:table-cell table:formula="of:=PI()/(ASIN([.$E$3]/([.E20]+[.$E$3])))" office:value-type="float" office:value="69.0912244873402" calcext:value-type="float">
            <text:p/>
          </table:table-cell>
          <table:table-cell table:formula="of:=[.E19]+[.$E$3]*2" office:value-type="float" office:value="21" calcext:value-type="float">
            <text:p/>
          </table:table-cell>
          <table:table-cell table:formula="of:=360/[.G20]" office:value-type="float" office:value="5.45454545454545" calcext:value-type="float">
            <text:p/>
          </table:table-cell>
          <table:table-cell office:value-type="float" office:value="66" calcext:value-type="float">
            <text:p>66</text:p>
          </table:table-cell>
          <table:table-cell table:formula="of:=[.$E$3]*(1-SIN(PI()/[.G20]))/SIN(PI()/[.G20])" office:value-type="float" office:value="20.0163879004851" calcext:value-type="float">
            <text:p/>
          </table:table-cell>
          <table:table-cell table:formula="of:=[.E20]-[.H20]" office:value-type="float" office:value="0.983612099514861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I()/(ASIN([.$B$3]/[.C21]))" office:value-type="float" office:value="81.2329671767264" calcext:value-type="float">
            <text:p/>
          </table:table-cell>
          <table:table-cell table:formula="of:=[.C20]+[.$B$3]*2" office:value-type="float" office:value="81.253220298105" calcext:value-type="float">
            <text:p/>
          </table:table-cell>
          <table:table-cell table:formula="of:=PI()/(ASIN([.$E$3]/([.E21]+[.$E$3])))" office:value-type="float" office:value="75.3763963293652" calcext:value-type="float">
            <text:p/>
          </table:table-cell>
          <table:table-cell table:formula="of:=[.E20]+[.$E$3]*2" office:value-type="float" office:value="23" calcext:value-type="float">
            <text:p/>
          </table:table-cell>
          <table:table-cell table:formula="of:=360/[.G21]" office:value-type="float" office:value="5" calcext:value-type="float">
            <text:p/>
          </table:table-cell>
          <table:table-cell office:value-type="float" office:value="72" calcext:value-type="float">
            <text:p>72</text:p>
          </table:table-cell>
          <table:table-cell table:formula="of:=[.$E$3]*(1-SIN(PI()/[.G21]))/SIN(PI()/[.G21])" office:value-type="float" office:value="21.9255856260533" calcext:value-type="float">
            <text:p/>
          </table:table-cell>
          <table:table-cell table:formula="of:=[.E21]-[.H21]" office:value-type="float" office:value="1.07441437394666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I()/(ASIN([.$B$3]/[.C22]))" office:value-type="float" office:value="87.5176073149798" calcext:value-type="float">
            <text:p/>
          </table:table-cell>
          <table:table-cell table:formula="of:=[.C21]+[.$B$3]*2" office:value-type="float" office:value="87.5364056052846" calcext:value-type="float">
            <text:p/>
          </table:table-cell>
          <table:table-cell table:formula="of:=PI()/(ASIN([.$E$3]/([.E22]+[.$E$3])))" office:value-type="float" office:value="81.6612621318076" calcext:value-type="float">
            <text:p/>
          </table:table-cell>
          <table:table-cell table:formula="of:=[.E21]+[.$E$3]*2" office:value-type="float" office:value="25" calcext:value-type="float">
            <text:p/>
          </table:table-cell>
          <table:table-cell table:formula="of:=360/[.G22]" office:value-type="float" office:value="4.61538461538462" calcext:value-type="float">
            <text:p/>
          </table:table-cell>
          <table:table-cell office:value-type="float" office:value="78" calcext:value-type="float">
            <text:p>78</text:p>
          </table:table-cell>
          <table:table-cell table:formula="of:=[.$E$3]*(1-SIN(PI()/[.G22]))/SIN(PI()/[.G22])" office:value-type="float" office:value="23.8348851978294" calcext:value-type="float">
            <text:p/>
          </table:table-cell>
          <table:table-cell table:formula="of:=[.E22]-[.H22]" office:value-type="float" office:value="1.16511480217058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I()/(ASIN([.$B$3]/[.C23]))" office:value-type="float" office:value="93.8020523905038" calcext:value-type="float">
            <text:p/>
          </table:table-cell>
          <table:table-cell table:formula="of:=[.C22]+[.$B$3]*2" office:value-type="float" office:value="93.8195909124642" calcext:value-type="float">
            <text:p/>
          </table:table-cell>
          <table:table-cell table:formula="of:=PI()/(ASIN([.$E$3]/([.E23]+[.$E$3])))" office:value-type="float" office:value="87.9458875817461" calcext:value-type="float">
            <text:p/>
          </table:table-cell>
          <table:table-cell table:formula="of:=[.E22]+[.$E$3]*2" office:value-type="float" office:value="27" calcext:value-type="float">
            <text:p/>
          </table:table-cell>
          <table:table-cell table:formula="of:=360/[.G23]" office:value-type="float" office:value="4.28571428571429" calcext:value-type="float">
            <text:p/>
          </table:table-cell>
          <table:table-cell office:value-type="float" office:value="84" calcext:value-type="float">
            <text:p>84</text:p>
          </table:table-cell>
          <table:table-cell table:formula="of:=[.$E$3]*(1-SIN(PI()/[.G23]))/SIN(PI()/[.G23])" office:value-type="float" office:value="25.7442647755478" calcext:value-type="float">
            <text:p/>
          </table:table-cell>
          <table:table-cell table:formula="of:=[.E23]-[.H23]" office:value-type="float" office:value="1.2557352244522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I()/(ASIN([.$B$3]/[.C24]))" office:value-type="float" office:value="100.086339179585" calcext:value-type="float">
            <text:p/>
          </table:table-cell>
          <table:table-cell table:formula="of:=[.C23]+[.$B$3]*2" office:value-type="float" office:value="100.102776219644" calcext:value-type="float">
            <text:p/>
          </table:table-cell>
          <table:table-cell table:formula="of:=PI()/(ASIN([.$E$3]/([.E24]+[.$E$3])))" office:value-type="float" office:value="94.2303208174786" calcext:value-type="float">
            <text:p/>
          </table:table-cell>
          <table:table-cell table:formula="of:=[.E23]+[.$E$3]*2" office:value-type="float" office:value="29" calcext:value-type="float">
            <text:p/>
          </table:table-cell>
          <table:table-cell table:formula="of:=360/[.G24]" office:value-type="float" office:value="4" calcext:value-type="float">
            <text:p/>
          </table:table-cell>
          <table:table-cell office:value-type="float" office:value="90" calcext:value-type="float">
            <text:p>90</text:p>
          </table:table-cell>
          <table:table-cell table:formula="of:=[.$E$3]*(1-SIN(PI()/[.G24]))/SIN(PI()/[.G24])" office:value-type="float" office:value="27.6537083478438" calcext:value-type="float">
            <text:p/>
          </table:table-cell>
          <table:table-cell table:formula="of:=[.E24]-[.H24]" office:value-type="float" office:value="1.34629165215618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I()/(ASIN([.$B$3]/[.C25]))" office:value-type="float" office:value="106.370495758149" calcext:value-type="float">
            <text:p/>
          </table:table-cell>
          <table:table-cell table:formula="of:=[.C24]+[.$B$3]*2" office:value-type="float" office:value="106.385961526823" calcext:value-type="float">
            <text:p/>
          </table:table-cell>
          <table:table-cell table:formula="of:=PI()/(ASIN([.$E$3]/([.E25]+[.$E$3])))" office:value-type="float" office:value="100.514597923488" calcext:value-type="float">
            <text:p/>
          </table:table-cell>
          <table:table-cell table:formula="of:=[.E24]+[.$E$3]*2" office:value-type="float" office:value="31" calcext:value-type="float">
            <text:p/>
          </table:table-cell>
          <table:table-cell table:formula="of:=360/[.G25]" office:value-type="float" office:value="3.75" calcext:value-type="float">
            <text:p/>
          </table:table-cell>
          <table:table-cell office:value-type="float" office:value="96" calcext:value-type="float">
            <text:p>96</text:p>
          </table:table-cell>
          <table:table-cell table:formula="of:=[.$E$3]*(1-SIN(PI()/[.G25]))/SIN(PI()/[.G25])" office:value-type="float" office:value="29.5632039090794" calcext:value-type="float">
            <text:p/>
          </table:table-cell>
          <table:table-cell table:formula="of:=[.E25]-[.H25]" office:value-type="float" office:value="1.43679609092064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I()/(ASIN([.$B$3]/[.C26]))" office:value-type="float" office:value="112.654543931484" calcext:value-type="float">
            <text:p/>
          </table:table-cell>
          <table:table-cell table:formula="of:=[.C25]+[.$B$3]*2" office:value-type="float" office:value="112.669146834003" calcext:value-type="float">
            <text:p/>
          </table:table-cell>
          <table:table-cell table:formula="of:=PI()/(ASIN([.$E$3]/([.E26]+[.$E$3])))" office:value-type="float" office:value="106.798746481885" calcext:value-type="float">
            <text:p/>
          </table:table-cell>
          <table:table-cell table:formula="of:=[.E25]+[.$E$3]*2" office:value-type="float" office:value="33" calcext:value-type="float">
            <text:p/>
          </table:table-cell>
          <table:table-cell table:formula="of:=360/[.G26]" office:value-type="float" office:value="3.52941176470588" calcext:value-type="float">
            <text:p/>
          </table:table-cell>
          <table:table-cell office:value-type="float" office:value="102" calcext:value-type="float">
            <text:p>102</text:p>
          </table:table-cell>
          <table:table-cell table:formula="of:=[.$E$3]*(1-SIN(PI()/[.G26]))/SIN(PI()/[.G26])" office:value-type="float" office:value="31.4727422802588" calcext:value-type="float">
            <text:p/>
          </table:table-cell>
          <table:table-cell table:formula="of:=[.E26]-[.H26]" office:value-type="float" office:value="1.52725771974116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I()/(ASIN([.$B$3]/[.C27]))" office:value-type="float" office:value="118.938500892639" calcext:value-type="float">
            <text:p/>
          </table:table-cell>
          <table:table-cell table:formula="of:=[.C26]+[.$B$3]*2" office:value-type="float" office:value="118.952332141183" calcext:value-type="float">
            <text:p/>
          </table:table-cell>
          <table:table-cell table:formula="of:=PI()/(ASIN([.$E$3]/([.E27]+[.$E$3])))" office:value-type="float" office:value="113.082787937818" calcext:value-type="float">
            <text:p/>
          </table:table-cell>
          <table:table-cell table:formula="of:=[.E26]+[.$E$3]*2" office:value-type="float" office:value="35" calcext:value-type="float">
            <text:p/>
          </table:table-cell>
          <table:table-cell table:formula="of:=360/[.G27]" office:value-type="float" office:value="3.33333333333333" calcext:value-type="float">
            <text:p/>
          </table:table-cell>
          <table:table-cell office:value-type="float" office:value="108" calcext:value-type="float">
            <text:p>108</text:p>
          </table:table-cell>
          <table:table-cell table:formula="of:=[.$E$3]*(1-SIN(PI()/[.G27]))/SIN(PI()/[.G27])" office:value-type="float" office:value="33.3823163233045" calcext:value-type="float">
            <text:p/>
          </table:table-cell>
          <table:table-cell table:formula="of:=[.E27]-[.H27]" office:value-type="float" office:value="1.61768367669549" calcext:value-type="float">
            <text:p/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PI()/(ASIN([.$B$3]/[.C28]))" office:value-type="float" office:value="125.222380380852" calcext:value-type="float">
            <text:p/>
          </table:table-cell>
          <table:table-cell table:formula="of:=[.C27]+[.$B$3]*2" office:value-type="float" office:value="125.235517448362" calcext:value-type="float">
            <text:p/>
          </table:table-cell>
          <table:table-cell table:formula="of:=PI()/(ASIN([.$E$3]/([.E28]+[.$E$3])))" office:value-type="float" office:value="119.366739216683" calcext:value-type="float">
            <text:p/>
          </table:table-cell>
          <table:table-cell table:formula="of:=[.E27]+[.$E$3]*2" office:value-type="float" office:value="37" calcext:value-type="float">
            <text:p/>
          </table:table-cell>
          <table:table-cell table:formula="of:=360/[.G28]" office:value-type="float" office:value="3.15789473684211" calcext:value-type="float">
            <text:p/>
          </table:table-cell>
          <table:table-cell office:value-type="float" office:value="114" calcext:value-type="float">
            <text:p>114</text:p>
          </table:table-cell>
          <table:table-cell table:formula="of:=[.$E$3]*(1-SIN(PI()/[.G28]))/SIN(PI()/[.G28])" office:value-type="float" office:value="35.2919204036407" calcext:value-type="float">
            <text:p/>
          </table:table-cell>
          <table:table-cell table:formula="of:=[.E28]-[.H28]" office:value-type="float" office:value="1.7080795963593" calcext:value-type="float">
            <text:p/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PI()/(ASIN([.$B$3]/[.C29]))" office:value-type="float" office:value="131.506193507484" calcext:value-type="float">
            <text:p/>
          </table:table-cell>
          <table:table-cell table:formula="of:=[.C28]+[.$B$3]*2" office:value-type="float" office:value="131.518702755542" calcext:value-type="float">
            <text:p/>
          </table:table-cell>
          <table:table-cell table:formula="of:=PI()/(ASIN([.$E$3]/([.E29]+[.$E$3])))" office:value-type="float" office:value="125.650613855441" calcext:value-type="float">
            <text:p/>
          </table:table-cell>
          <table:table-cell table:formula="of:=[.E28]+[.$E$3]*2" office:value-type="float" office:value="39" calcext:value-type="float">
            <text:p/>
          </table:table-cell>
          <table:table-cell table:formula="of:=360/[.G29]" office:value-type="float" office:value="3" calcext:value-type="float">
            <text:p/>
          </table:table-cell>
          <table:table-cell office:value-type="float" office:value="120" calcext:value-type="float">
            <text:p>120</text:p>
          </table:table-cell>
          <table:table-cell table:formula="of:=[.$E$3]*(1-SIN(PI()/[.G29]))/SIN(PI()/[.G29])" office:value-type="float" office:value="37.2015500141104" calcext:value-type="float">
            <text:p/>
          </table:table-cell>
          <table:table-cell table:formula="of:=[.E29]-[.H29]" office:value-type="float" office:value="1.79844998588955" calcext:value-type="float">
            <text:p/>
          </table:table-cell>
        </table:table-row>
        <table:table-row table:style-name="ro2">
          <table:table-cell table:number-columns-repeated="5"/>
          <table:table-cell table:formula="of:=360/[.G30]" office:value-type="float" office:value="2.85714285714286" calcext:value-type="float">
            <text:p/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31]" office:value-type="float" office:value="2.72727272727273" calcext:value-type="float">
            <text:p/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32]" office:value-type="float" office:value="2.60869565217391" calcext:value-type="float">
            <text:p/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33]" office:value-type="float" office:value="2.5" calcext:value-type="float">
            <text:p/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34]" office:value-type="float" office:value="2.4" calcext:value-type="float">
            <text:p/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35]" office:value-type="float" office:value="2.30769230769231" calcext:value-type="float">
            <text:p/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36]" office:value-type="float" office:value="2.22222222222222" calcext:value-type="float">
            <text:p/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37]" office:value-type="float" office:value="2.14285714285714" calcext:value-type="float">
            <text:p/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38]" office:value-type="float" office:value="2.06896551724138" calcext:value-type="float">
            <text:p/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39]" office:value-type="float" office:value="2" calcext:value-type="float">
            <text:p/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0]" office:value-type="float" office:value="1.93548387096774" calcext:value-type="float">
            <text:p/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1]" office:value-type="float" office:value="1.875" calcext:value-type="float">
            <text:p/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2]" office:value-type="float" office:value="1.81818181818182" calcext:value-type="float">
            <text:p/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3]" office:value-type="float" office:value="1.76470588235294" calcext:value-type="float">
            <text:p/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4]" office:value-type="float" office:value="1.71428571428571" calcext:value-type="float">
            <text:p/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5]" office:value-type="float" office:value="1.66666666666667" calcext:value-type="float">
            <text:p/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6]" office:value-type="float" office:value="1.62162162162162" calcext:value-type="float">
            <text:p/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7]" office:value-type="float" office:value="1.57894736842105" calcext:value-type="float">
            <text:p/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8]" office:value-type="float" office:value="1.53846153846154" calcext:value-type="float">
            <text:p/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49]" office:value-type="float" office:value="1.5" calcext:value-type="float">
            <text:p/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0]" office:value-type="float" office:value="1.46341463414634" calcext:value-type="float">
            <text:p/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1]" office:value-type="float" office:value="1.42857142857143" calcext:value-type="float">
            <text:p/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2]" office:value-type="float" office:value="1.3953488372093" calcext:value-type="float">
            <text:p/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3]" office:value-type="float" office:value="1.36363636363636" calcext:value-type="float">
            <text:p/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4]" office:value-type="float" office:value="1.33333333333333" calcext:value-type="float">
            <text:p/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5]" office:value-type="float" office:value="1.30434782608696" calcext:value-type="float">
            <text:p/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6]" office:value-type="float" office:value="1.27659574468085" calcext:value-type="float">
            <text:p/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7]" office:value-type="float" office:value="1.25" calcext:value-type="float">
            <text:p/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8]" office:value-type="float" office:value="1.22448979591837" calcext:value-type="float">
            <text:p/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360/[.G59]" office:value-type="float" office:value="1.2" calcext:value-type="float">
            <text:p/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</table:table>
      <table:named-expressions>
        <table:named-expression table:name="c_0" table:base-cell-address="$Tabelle1.$D$9" table:expression="299790000"/>
        <table:named-expression table:name="e" table:base-cell-address="$Tabelle1.$D$9" table:expression="1.6021E-019"/>
        <table:named-expression table:name="epsi_0" table:base-cell-address="$Tabelle1.$D$9" table:expression="0.000000000008854"/>
        <table:named-expression table:name="Gravi" table:base-cell-address="$Tabelle1.$D$9" table:expression="0.000000000066726"/>
        <table:named-expression table:name="k_B" table:base-cell-address="$Tabelle1.$D$9" table:expression="1.3807E-023"/>
        <table:named-expression table:name="mu_0" table:base-cell-address="$Tabelle1.$D$9" table:expression="0.00000125663"/>
        <table:named-expression table:name="m_e" table:base-cell-address="$Tabelle1.$D$9" table:expression="9.1093E-031"/>
        <table:named-expression table:name="m_p" table:base-cell-address="$Tabelle1.$D$9" table:expression="1.6726E-027"/>
        <table:named-expression table:name="N_A" table:base-cell-address="$Tabelle1.$D$9" table:expression="6.0221E+023"/>
        <table:named-expression table:name="sigma" table:base-cell-address="$Tabelle1.$D$9" table:expression="0.00000005670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 style:data-style-name="N2" text:time-value="17:12:31.3124337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4-01-10T21:57:13.738701457</meta:creation-date>
    <dc:date>2014-05-02T18:01:24.490218445</dc:date>
    <dc:creator>Christian </dc:creator>
    <meta:editing-duration>P0D</meta:editing-duration>
    <meta:editing-cycles>3</meta:editing-cycles>
    <meta:generator>LibreOffice/4.2.3.3$Linux_X86_64 LibreOffice_project/420m0$Build-3</meta:generator>
    <meta:document-statistic meta:table-count="1" meta:cell-count="267" meta:object-count="0"/>
  </office:meta>
</office:document-meta>
</file>